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left="0.25in">
        <style:tab-stops/>
      </style:paragraph-properties>
      <style:text-properties style:font-name="Times New Roman" fo:font-weight="bold" style:font-weight-asian="bold" style:font-weight-complex="bold" fo:language="en" fo:country="US"/>
    </style:style>
    <style:style style:name="P2" style:parent-style-name="Normal" style:family="paragraph">
      <style:paragraph-properties fo:margin-left="0.25in">
        <style:tab-stops/>
      </style:paragraph-properties>
    </style:style>
    <style:style style:name="T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6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7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T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0" style:parent-style-name="DefaultParagraphFont" style:family="text">
      <style:text-properties style:font-name="MS Gothic" style:font-name-asian="MS Gothic" style:font-name-complex="MS Gothic" fo:font-size="11pt" style:font-size-asian="11pt" style:font-size-complex="11pt"/>
    </style:style>
    <style:style style:name="T1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T1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4" style:parent-style-name="DefaultParagraphFont" style:family="text">
      <style:text-properties style:font-name="MS Gothic" style:font-name-asian="MS Gothic" style:font-name-complex="MS Gothic" fo:font-size="11pt" style:font-size-asian="11pt" style:font-size-complex="11pt"/>
    </style:style>
    <style:style style:name="T1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6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7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8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9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0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1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2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3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4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5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T2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0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31" style:parent-style-name="Normal" style:family="paragraph">
      <style:paragraph-properties fo:margin-left="0.25in">
        <style:tab-stops/>
      </style:paragraph-properties>
    </style:style>
    <style:style style:name="T3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5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36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37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38" style:parent-style-name="Normal" style:list-style-name="LFO5" style:family="paragraph"/>
    <style:style style:name="T39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41" style:parent-style-name="Normal" style:list-style-name="LFO5" style:family="paragraph"/>
    <style:style style:name="T4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44" style:parent-style-name="Normal" style:list-style-name="LFO5" style:family="paragraph"/>
    <style:style style:name="T45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47" style:parent-style-name="Normal" style:list-style-name="LFO5" style:family="paragraph"/>
    <style:style style:name="T4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5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5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5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5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54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55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56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57" style:parent-style-name="Normal" style:list-style-name="LFO6" style:family="paragraph">
      <style:text-properties style:font-name="Calibri" style:font-name-complex="Calibri" fo:font-size="11pt" style:font-size-asian="11pt" style:font-size-complex="11pt"/>
    </style:style>
    <style:style style:name="P58" style:parent-style-name="Normal" style:list-style-name="LFO6" style:family="paragraph">
      <style:text-properties style:font-name="Calibri" style:font-name-complex="Calibri" fo:font-size="11pt" style:font-size-asian="11pt" style:font-size-complex="11pt" fo:language="fr" fo:country="FR"/>
    </style:style>
    <style:style style:name="P59" style:parent-style-name="Normal" style:list-style-name="LFO6" style:family="paragraph">
      <style:text-properties style:font-name="Calibri" style:font-name-complex="Calibri" fo:font-size="11pt" style:font-size-asian="11pt" style:font-size-complex="11pt"/>
    </style:style>
    <style:style style:name="P6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61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62" style:parent-style-name="DefaultParagraphFon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1pt"/>
    </style:style>
    <style:style style:name="T6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6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65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66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67" style:parent-style-name="Normal" style:list-style-name="LFO7" style:family="paragraph">
      <style:text-properties style:font-name="Calibri" style:font-name-complex="Calibri" fo:font-size="11pt" style:font-size-asian="11pt" style:font-size-complex="11pt"/>
    </style:style>
    <style:style style:name="P68" style:parent-style-name="Normal" style:list-style-name="LFO7" style:family="paragraph"/>
    <style:style style:name="T69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7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71" style:parent-style-name="Normal" style:list-style-name="LFO7" style:family="paragraph"/>
    <style:style style:name="T7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7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74" style:parent-style-name="DefaultParagraphFont" style:family="text">
      <style:text-properties style:font-name="Segoe UI Emoji" style:font-name-complex="Segoe UI Emoji" fo:font-size="11pt" style:font-size-asian="11pt" style:font-size-complex="11pt"/>
    </style:style>
    <style:style style:name="T7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7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77" style:parent-style-name="DefaultParagraphFon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1pt"/>
    </style:style>
    <style:style style:name="T7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7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84" style:parent-style-name="Normal" style:list-style-name="LFO8" style:family="paragraph"/>
    <style:style style:name="T8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86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8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88" style:parent-style-name="Normal" style:list-style-name="LFO8" style:family="paragraph"/>
    <style:style style:name="T8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90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9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olumn93" style:family="table-column">
      <style:table-column-properties style:column-width="1.15in"/>
    </style:style>
    <style:style style:name="TableColumn94" style:family="table-column">
      <style:table-column-properties style:column-width="0.6791in"/>
    </style:style>
    <style:style style:name="Table92" style:family="table">
      <style:table-properties style:width="1.8291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105" style:family="table-row">
      <style:table-row-properties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10" style:parent-style-name="Normal" style:list-style-name="LFO9" style:family="paragraph"/>
    <style:style style:name="T11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1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1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1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11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16" style:parent-style-name="DefaultParagraphFon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1pt"/>
    </style:style>
    <style:style style:name="T117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1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2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21" style:parent-style-name="Normal" style:list-style-name="LFO10" style:family="paragraph">
      <style:text-properties style:font-name="Calibri" style:font-name-complex="Calibri" fo:font-size="11pt" style:font-size-asian="11pt" style:font-size-complex="11pt"/>
    </style:style>
    <style:style style:name="P122" style:parent-style-name="Normal" style:list-style-name="LFO10" style:family="paragraph"/>
    <style:style style:name="T12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24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2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olumn127" style:family="table-column">
      <style:table-column-properties style:column-width="0.9062in"/>
    </style:style>
    <style:style style:name="TableColumn128" style:family="table-column">
      <style:table-column-properties style:column-width="1.3534in"/>
    </style:style>
    <style:style style:name="Table126" style:family="table">
      <style:table-properties style:width="2.2597in" fo:margin-left="0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144" style:parent-style-name="DefaultParagraphFont" style:family="text">
      <style:text-properties style:font-name="Segoe UI Emoji" style:font-name-complex="Segoe UI Emoji" fo:font-size="11pt" style:font-size-asian="11pt" style:font-size-complex="11pt"/>
    </style:style>
    <style:style style:name="T14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46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4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4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49" style:parent-style-name="DefaultParagraphFon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1pt"/>
    </style:style>
    <style:style style:name="T150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51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5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5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5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55" style:parent-style-name="Normal" style:family="paragraph">
      <style:text-properties style:font-name="Calibri" style:font-name-complex="Calibri" fo:font-size="11pt" style:font-size-asian="11pt" style:font-size-complex="11pt" fo:language="fr" fo:country="FR"/>
    </style:style>
    <style:style style:name="P156" style:parent-style-name="Normal" style:list-style-name="LFO11" style:family="paragraph"/>
    <style:style style:name="T15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5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5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olumn161" style:family="table-column">
      <style:table-column-properties style:column-width="0.752in"/>
    </style:style>
    <style:style style:name="TableColumn162" style:family="table-column">
      <style:table-column-properties style:column-width="0.5951in"/>
    </style:style>
    <style:style style:name="Table160" style:family="table">
      <style:table-properties style:width="1.3472in" fo:margin-left="0in" table:align="left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Row168" style:family="table-row">
      <style:table-row-properties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173" style:family="table-row">
      <style:table-row-properties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18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84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8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86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87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8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8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19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91" style:parent-style-name="DefaultParagraphFon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1pt"/>
    </style:style>
    <style:style style:name="T19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olumn194" style:family="table-column">
      <style:table-column-properties style:column-width="0.9375in"/>
    </style:style>
    <style:style style:name="TableColumn195" style:family="table-column">
      <style:table-column-properties style:column-width="3.0486in"/>
    </style:style>
    <style:style style:name="Table193" style:family="table">
      <style:table-properties style:width="3.9861in" fo:margin-left="0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Row201" style:family="table-row">
      <style:table-row-properties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211" style:family="table-row">
      <style:table-row-properties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Row216" style:family="table-row">
      <style:table-row-properties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22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22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223" style:parent-style-name="Normal" style:list-style-name="LFO12" style:family="paragraph">
      <style:text-properties style:font-name="Calibri" style:font-name-complex="Calibri" fo:font-size="11pt" style:font-size-asian="11pt" style:font-size-complex="11pt"/>
    </style:style>
    <style:style style:name="P224" style:parent-style-name="Normal" style:list-style-name="LFO1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alibri" style:font-name-complex="Calibri" fo:font-size="11pt" style:font-size-asian="11pt" style:font-size-complex="11pt"/>
    </style:style>
    <style:style style:name="P225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T22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27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28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2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30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3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3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3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34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235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36" style:parent-style-name="DefaultParagraphFont" style:family="text">
      <style:text-properties style:font-name="Segoe UI Emoji" style:font-name-complex="Segoe UI Emoji" fo:font-weight="bold" style:font-weight-asian="bold" style:font-weight-complex="bold" fo:font-size="11pt" style:font-size-asian="11pt" style:font-size-complex="11pt"/>
    </style:style>
    <style:style style:name="T237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38" style:parent-style-name="Normal" style:list-style-name="LFO13" style:family="paragraph"/>
    <style:style style:name="T23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40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4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4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4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44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4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46" style:parent-style-name="Normal" style:list-style-name="LFO13" style:family="paragraph"/>
    <style:style style:name="T24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4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4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50" style:parent-style-name="Normal" style:family="paragraph">
      <style:paragraph-properties fo:margin-top="0.0694in" fo:margin-bottom="0.0694in"/>
    </style:style>
    <style:style style:name="P251" style:parent-style-name="Normal" style:family="paragraph">
      <style:paragraph-properties fo:margin-bottom="0in"/>
    </style:style>
    <style:style style:name="T252" style:parent-style-name="DefaultParagraphFont" style:family="text">
      <style:text-properties style:font-name="Segoe UI Emoji" style:font-name-complex="Segoe UI Emoji"/>
    </style:style>
    <style:style style:name="T253" style:parent-style-name="Strong" style:family="text">
      <style:text-properties fo:font-weight="normal" style:font-weight-asian="normal" style:font-weight-complex="normal"/>
    </style:style>
    <style:style style:name="P254" style:parent-style-name="Normal" style:family="paragraph">
      <style:paragraph-properties fo:margin-top="0.0694in" fo:margin-bottom="0.0694in"/>
    </style:style>
    <style:style style:name="P255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25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alibri" style:font-name-complex="Calibri" fo:font-size="11pt" style:font-size-asian="11pt" style:font-size-complex="11pt"/>
    </style:style>
    <style:style style:name="P257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258" style:parent-style-name="Normal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5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260" style:parent-style-name="Normal" style:list-style-name="LFO14" style:family="paragraph"/>
    <style:style style:name="T26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6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6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64" style:parent-style-name="Normal" style:list-style-name="LFO14" style:family="paragraph"/>
    <style:style style:name="T26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66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6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6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269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270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271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72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73" style:parent-style-name="Normal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Final report Showing what we done in each step</text:p>
      <text:p text:style-name="P2"><text:span text:style-name="T3">So the<text:s/></text:span><text:span text:style-name="T4">ATIS dataset is split into separate files</text:span><text:span text:style-name="T5"><text:s/>for each column, like this:</text:span></text:p>
      <text:p text:style-name="P6">atis/</text:p>
      <text:p text:style-name="P7">└── train/</text:p>
      <text:p text:style-name="P8"><text:span text:style-name="T9"><text:s text:c="4"/></text:span><text:span text:style-name="T10">├</text:span><text:span text:style-name="T11">── label <text:s text:c="7"/>→ contains the intent label (e.g., atis_flight)</text:span></text:p>
      <text:p text:style-name="P12"><text:span text:style-name="T13"><text:s text:c="4"/></text:span><text:span text:style-name="T14">├</text:span><text:span text:style-name="T15">── seq.in <text:s text:c="6"/>→ contains the input utterance (e.g., "show flights from boston to miami")</text:span></text:p>
      <text:p text:style-name="P16"><text:s text:c="4"/>└── seq.out <text:s text:c="5"/>→ contains slot tags (e.g., "O O O O B-fromloc.city_name O B-toloc.city_name")</text:p>
      <text:p text:style-name="P17"/>
      <text:p text:style-name="P18">Same structure applies to test/ and valid/.</text:p>
      <text:p text:style-name="P19"/>
      <text:p text:style-name="P20">Let's Load It Properly from Separate Files</text:p>
      <text:p text:style-name="P21">Here’s the updated approach to combine the files into a proper DataFrame:</text:p>
      <text:p text:style-name="P22">Step 1: Function to Load Set</text:p>
      <text:p text:style-name="P23">Step 2: Load All Sets</text:p>
      <text:p text:style-name="P24">Step 3: Visualize Intent Distribution (Optional)</text:p>
      <text:p text:style-name="P25"/>
      <text:p text:style-name="P26"><text:span text:style-name="T27"> <text:s/>Successfully<text:s/></text:span><text:span text:style-name="T28">loaded the ATIS dataset</text:span><text:span text:style-name="T29"><text:s/>from separate files.</text:span></text:p>
      <text:p text:style-name="P30"> <text:s/>Built a clean DataFrame with columns for utterance, intent, and slots.</text:p>
      <text:p text:style-name="P31"><text:span text:style-name="T32"> <text:s/>Confirmed there are<text:s/></text:span><text:span text:style-name="T33">21 unique intents</text:span><text:span text:style-name="T34"><text:s/>— just right!</text:span></text:p>
      <text:p text:style-name="P35"/>
      <text:p text:style-name="P36">2.<text:s/>Ready for Step 2: Text Preprocessing</text:p>
      <text:p text:style-name="P37">Now we'll:</text:p>
      <text:list text:style-name="LFO5" text:continue-numbering="true">
        <text:list-item>
          <text:p text:style-name="P38"><text:span text:style-name="T39">Clean the utterances</text:span><text:span text:style-name="T40"><text:s/>(optional – lowercasing, etc.)</text:span></text:p>
        </text:list-item>
        <text:list-item>
          <text:p text:style-name="P41"><text:span text:style-name="T42">Tokenize</text:span><text:span text:style-name="T43"><text:s/>the input text (turn into sequences).</text:span></text:p>
        </text:list-item>
        <text:list-item>
          <text:p text:style-name="P44"><text:span text:style-name="T45">Pad</text:span><text:span text:style-name="T46"><text:s/>the sequences to the same length.</text:span></text:p>
        </text:list-item>
        <text:list-item>
          <text:p text:style-name="P47"><text:span text:style-name="T48">Label encode</text:span><text:span text:style-name="T49"><text:s/>the intent column.</text:span></text:p>
        </text:list-item>
      </text:list>
      <text:p text:style-name="P50"/>
      <text:p text:style-name="P51">Step 2.1: Install Required Libraries (if not done yet)</text:p>
      <text:p text:style-name="P52">Step 2.2: Preprocessing &amp; Tokenization</text:p>
      <text:p text:style-name="P53">Step 2.3: Encode Intent Labels</text:p>
      <text:p text:style-name="P54"/>
      <text:p text:style-name="P55">Output Summary</text:p>
      <text:p text:style-name="P56">By the end of Step 2, you now have:</text:p>
      <text:list text:style-name="LFO6" text:continue-numbering="true">
        <text:list-item>
          <text:p text:style-name="P57">X_train, X_test, X_valid → numerical padded sequences.</text:p>
        </text:list-item>
        <text:list-item>
          <text:p text:style-name="P58">y_train, y_test, y_valid → integer encoded intents.</text:p>
        </text:list-item>
        <text:list-item>
          <text:p text:style-name="P59">tokenizer and label_encoder ready for model training and inference.</text:p>
        </text:list-item>
      </text:list>
      <text:p text:style-name="P60"/>
      <text:p text:style-name="P61">Step-by-Step Output Explanation</text:p>
      <text:p text:style-name="Normal"><text:span text:style-name="T62">🔠</text:span><text:span text:style-name="T63"><text:s/>1. Utterance Text Cleaning</text:span></text:p>
      <text:p text:style-name="P64">python</text:p>
      <text:p text:style-name="P65">CopyEdit</text:p>
      <text:p text:style-name="P66">train_df['utterance'] = train_df['utterance'].str.lower().str.strip()</text:p>
      <text:list text:style-name="LFO7" text:continue-numbering="true">
        <text:list-item>
          <text:p text:style-name="P67">Every sentence (e.g., "I want to fly from Baltimore") is converted to:</text:p>
          <text:list text:continue-numbering="true">
            <text:list-item>
              <text:p text:style-name="P68"><text:span text:style-name="T69">Lowercase</text:span><text:span text:style-name="T70">: "i want to fly from baltimore"</text:span></text:p>
            </text:list-item>
            <text:list-item>
              <text:p text:style-name="P71"><text:span text:style-name="T72">No extra spaces</text:span><text:span text:style-name="T73"><text:s/>at the start/end</text:span></text:p>
            </text:list-item>
          </text:list>
        </text:list-item>
      </text:list>
      <text:p text:style-name="Normal"><text:span text:style-name="T74">👉</text:span><text:span text:style-name="T75"><text:s/>This makes tokenization more consistent and removes noise.</text:span></text:p>
      <text:p text:style-name="Normal"><text:span text:style-name="T76"><draw:custom-shape svg:x="0in" svg:y="0in" svg:width="45.51042in" svg:height="0.00139in" draw:z-index="0" draw:id="id0" draw:style-name="a0" draw:name="Horizontal Line 91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77">🧾</text:span><text:span text:style-name="T78"><text:s/>2. Text Tokenization</text:span></text:p>
      <text:p text:style-name="P79">python</text:p>
      <text:p text:style-name="P80">CopyEdit</text:p>
      <text:p text:style-name="P81">tokenizer = Tokenizer(oov_token="&lt;OOV&gt;")</text:p>
      <text:p text:style-name="P82">tokenizer.fit_on_texts(train_df['utterance'])</text:p>
      <text:p text:style-name="P83">X_train = tokenizer.texts_to_sequences(train_df['utterance'])</text:p>
      <text:list text:style-name="LFO8" text:continue-numbering="true">
        <text:list-item>
          <text:p text:style-name="P84"><text:span text:style-name="T85">The Tokenizer learns all the<text:s/></text:span><text:span text:style-name="T86">unique words</text:span><text:span text:style-name="T87"><text:s/>(vocabulary) from training data.</text:span></text:p>
        </text:list-item>
        <text:list-item>
          <text:p text:style-name="P88"><text:span text:style-name="T89">Each<text:s/></text:span><text:span text:style-name="T90">sentence is turned into a sequence of integers</text:span><text:span text:style-name="T91">, like this:</text:span></text:p>
        </text:list-item>
      </text:list>
      <table:table table:style-name="Table92">
        <table:table-columns>
          <table:table-column table:style-name="TableColumn93"/>
          <table:table-column table:style-name="TableColumn94"/>
        </table:table-columns>
        <table:table-header-rows>
          <table:table-row table:style-name="TableRow95">
            <table:table-cell table:style-name="TableCell96">
              <text:p text:style-name="P97">Original</text:p>
            </table:table-cell>
            <table:table-cell table:style-name="TableCell98">
              <text:p text:style-name="P99">Tokenized</text:p>
            </table:table-cell>
          </table:table-row>
        </table:table-header-rows>
        <table:table-row table:style-name="TableRow100">
          <table:table-cell table:style-name="TableCell101">
            <text:p text:style-name="P102">"show me flights"</text:p>
          </table:table-cell>
          <table:table-cell table:style-name="TableCell103">
            <text:p text:style-name="P104">[12, 5, 87]</text:p>
          </table:table-cell>
        </table:table-row>
        <table:table-row table:style-name="TableRow105">
          <table:table-cell table:style-name="TableCell106">
            <text:p text:style-name="P107">"book a flight"</text:p>
          </table:table-cell>
          <table:table-cell table:style-name="TableCell108">
            <text:p text:style-name="P109">[31, 3, 22]</text:p>
          </table:table-cell>
        </table:table-row>
      </table:table>
      <text:list text:style-name="LFO9" text:continue-numbering="true">
        <text:list-item>
          <text:p text:style-name="P110"><text:span text:style-name="T111">The numbers represent<text:s/></text:span><text:span text:style-name="T112">word indexes</text:span><text:span text:style-name="T113"><text:s/>from the tokenizer’s vocabulary.</text:span></text:p>
        </text:list-item>
      </text:list>
      <text:soft-page-break/>
      <text:p text:style-name="P114">Example: tokenizer.word_index['show'] → 12</text:p>
      <text:p text:style-name="Normal"><text:span text:style-name="T115"><draw:custom-shape svg:x="0in" svg:y="0in" svg:width="45.51042in" svg:height="0.00139in" draw:z-index="0" draw:id="id1" draw:style-name="a1" draw:name="Horizontal Line 9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16">🧩</text:span><text:span text:style-name="T117"><text:s/>3. Sequence Padding</text:span></text:p>
      <text:p text:style-name="P118">python</text:p>
      <text:p text:style-name="P119">CopyEdit</text:p>
      <text:p text:style-name="P120">X_train = pad_sequences(X_train, maxlen=max_len, padding='post')</text:p>
      <text:list text:style-name="LFO10" text:continue-numbering="true">
        <text:list-item>
          <text:p text:style-name="P121">Sentences have different lengths — but neural networks expect fixed-size inputs.</text:p>
        </text:list-item>
        <text:list-item>
          <text:p text:style-name="P122"><text:span text:style-name="T123">We<text:s/></text:span><text:span text:style-name="T124">pad shorter sequences with zeros</text:span><text:span text:style-name="T125"><text:s/>so all have the same length.</text:span></text:p>
        </text:list-item>
      </text:list>
      <table:table table:style-name="Table126">
        <table:table-columns>
          <table:table-column table:style-name="TableColumn127"/>
          <table:table-column table:style-name="TableColumn128"/>
        </table:table-columns>
        <table:table-header-rows>
          <table:table-row table:style-name="TableRow129">
            <table:table-cell table:style-name="TableCell130">
              <text:p text:style-name="P131">Sequence</text:p>
            </table:table-cell>
            <table:table-cell table:style-name="TableCell132">
              <text:p text:style-name="P133">Padded (max_len=6)</text:p>
            </table:table-cell>
          </table:table-row>
        </table:table-header-rows>
        <table:table-row table:style-name="TableRow134">
          <table:table-cell table:style-name="TableCell135">
            <text:p text:style-name="P136">[12, 5, 87]</text:p>
          </table:table-cell>
          <table:table-cell table:style-name="TableCell137">
            <text:p text:style-name="P138">[12, 5, 87, 0, 0, 0]</text:p>
          </table:table-cell>
        </table:table-row>
        <table:table-row table:style-name="TableRow139">
          <table:table-cell table:style-name="TableCell140">
            <text:p text:style-name="P141">[31, 3, 22, 44]</text:p>
          </table:table-cell>
          <table:table-cell table:style-name="TableCell142">
            <text:p text:style-name="P143">[31, 3, 22, 44, 0, 0]</text:p>
          </table:table-cell>
        </table:table-row>
      </table:table>
      <text:p text:style-name="Normal"><text:span text:style-name="T144">✅</text:span><text:span text:style-name="T145"><text:s/>Now all sequences are<text:s/></text:span><text:span text:style-name="T146">uniform in shape</text:span><text:span text:style-name="T147">, e.g., (X_train.shape = 4978, 56) if 56 is the longest sentence.</text:span></text:p>
      <text:p text:style-name="Normal"><text:span text:style-name="T148"><draw:custom-shape svg:x="0in" svg:y="0in" svg:width="45.51042in" svg:height="0.00139in" draw:z-index="0" draw:id="id2" draw:style-name="a2" draw:name="Horizontal Line 9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49">🏷️</text:span><text:span text:style-name="T150"><text:s/>4. Label Encoding</text:span></text:p>
      <text:p text:style-name="P151">python</text:p>
      <text:p text:style-name="P152">CopyEdit</text:p>
      <text:p text:style-name="P153">label_encoder = LabelEncoder()</text:p>
      <text:p text:style-name="P154">label_encoder.fit(train_df['intent'])</text:p>
      <text:p text:style-name="P155">y_train = label_encoder.transform(train_df['intent'])</text:p>
      <text:list text:style-name="LFO11" text:continue-numbering="true">
        <text:list-item>
          <text:p text:style-name="P156"><text:span text:style-name="T157">Intent labels like "atis_flight", "atis_airfare" are<text:s/></text:span><text:span text:style-name="T158">converted into integers</text:span><text:span text:style-name="T159">:</text:span></text:p>
        </text:list-item>
      </text:list>
      <table:table table:style-name="Table160">
        <table:table-columns>
          <table:table-column table:style-name="TableColumn161"/>
          <table:table-column table:style-name="TableColumn162"/>
        </table:table-columns>
        <table:table-header-rows>
          <table:table-row table:style-name="TableRow163">
            <table:table-cell table:style-name="TableCell164">
              <text:p text:style-name="P165">Intent</text:p>
            </table:table-cell>
            <table:table-cell table:style-name="TableCell166">
              <text:p text:style-name="P167">Encoded</text:p>
            </table:table-cell>
          </table:table-row>
        </table:table-header-rows>
        <table:table-row table:style-name="TableRow168">
          <table:table-cell table:style-name="TableCell169">
            <text:p text:style-name="P170">atis_flight</text:p>
          </table:table-cell>
          <table:table-cell table:style-name="TableCell171">
            <text:p text:style-name="P172">0</text:p>
          </table:table-cell>
        </table:table-row>
        <table:table-row table:style-name="TableRow173">
          <table:table-cell table:style-name="TableCell174">
            <text:p text:style-name="P175">atis_airfare</text:p>
          </table:table-cell>
          <table:table-cell table:style-name="TableCell176">
            <text:p text:style-name="P177">1</text:p>
          </table:table-cell>
        </table:table-row>
        <table:table-row table:style-name="TableRow178">
          <table:table-cell table:style-name="TableCell179">
            <text:p text:style-name="P180">atis_airline</text:p>
          </table:table-cell>
          <table:table-cell table:style-name="TableCell181">
            <text:p text:style-name="P182">2</text:p>
          </table:table-cell>
        </table:table-row>
      </table:table>
      <text:p text:style-name="Normal"><text:span text:style-name="T183">Useful because classification models predict<text:s/></text:span><text:span text:style-name="T184">integer class IDs</text:span><text:span text:style-name="T185">, not text.</text:span></text:p>
      <text:p text:style-name="P186">You can reverse this anytime:</text:p>
      <text:p text:style-name="P187">python</text:p>
      <text:p text:style-name="P188">CopyEdit</text:p>
      <text:soft-page-break/>
      <text:p text:style-name="P189">label_encoder.inverse_transform([0]) <text:s/># Output: 'atis_flight'</text:p>
      <text:p text:style-name="Normal"><text:span text:style-name="T190"><draw:custom-shape svg:x="0in" svg:y="0in" svg:width="45.51042in" svg:height="0.00139in" draw:z-index="0" draw:id="id3" draw:style-name="a3" draw:name="Horizontal Line 94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91">🔍</text:span><text:span text:style-name="T192"><text:s/>Summary of Final Outputs</text:span></text:p>
      <table:table table:style-name="Table193">
        <table:table-columns>
          <table:table-column table:style-name="TableColumn194"/>
          <table:table-column table:style-name="TableColumn195"/>
        </table:table-columns>
        <table:table-header-rows>
          <table:table-row table:style-name="TableRow196">
            <table:table-cell table:style-name="TableCell197">
              <text:p text:style-name="P198">Variable</text:p>
            </table:table-cell>
            <table:table-cell table:style-name="TableCell199">
              <text:p text:style-name="P200">Description</text:p>
            </table:table-cell>
          </table:table-row>
        </table:table-header-rows>
        <table:table-row table:style-name="TableRow201">
          <table:table-cell table:style-name="TableCell202">
            <text:p text:style-name="P203">X_train</text:p>
          </table:table-cell>
          <table:table-cell table:style-name="TableCell204">
            <text:p text:style-name="P205">Padded input sequences (e.g., shape: 4978 × 56)</text:p>
          </table:table-cell>
        </table:table-row>
        <table:table-row table:style-name="TableRow206">
          <table:table-cell table:style-name="TableCell207">
            <text:p text:style-name="P208">y_train</text:p>
          </table:table-cell>
          <table:table-cell table:style-name="TableCell209">
            <text:p text:style-name="P210">Encoded intent labels as integers</text:p>
          </table:table-cell>
        </table:table-row>
        <table:table-row table:style-name="TableRow211">
          <table:table-cell table:style-name="TableCell212">
            <text:p text:style-name="P213">tokenizer</text:p>
          </table:table-cell>
          <table:table-cell table:style-name="TableCell214">
            <text:p text:style-name="P215">Converts new text to input tokens</text:p>
          </table:table-cell>
        </table:table-row>
        <table:table-row table:style-name="TableRow216">
          <table:table-cell table:style-name="TableCell217">
            <text:p text:style-name="P218">label_encoder</text:p>
          </table:table-cell>
          <table:table-cell table:style-name="TableCell219">
            <text:p text:style-name="P220">Converts predicted integer back to intent name</text:p>
          </table:table-cell>
        </table:table-row>
      </table:table>
      <text:p text:style-name="Normal"><text:span text:style-name="T221"><draw:custom-shape svg:x="0in" svg:y="0in" svg:width="45.51042in" svg:height="0.00139in" draw:z-index="0" draw:id="id4" draw:style-name="a4" draw:name="Horizontal Line 95" text:anchor-type="as-char"><svg:title/><svg:desc/><draw:enhanced-geometry draw:type="non-primitive" svg:viewBox="0 0 21600 21600" draw:enhanced-path="M 0 0 L 21600 0 21600 21600 0 21600 Z N"/></draw:custom-shape></text:span></text:p>
      <text:p text:style-name="P222">Let me know if you'd like to:</text:p>
      <text:list text:style-name="LFO12" text:continue-numbering="true">
        <text:list-item>
          <text:p text:style-name="P223">See the vocab size and sample tokens.</text:p>
        </text:list-item>
        <text:list-item>
          <text:p text:style-name="P224">Visualize token length distributions.</text:p>
        </text:list-item>
      </text:list>
      <text:p text:style-name="P225"/>
      <text:p text:style-name="Normal"><text:span text:style-name="T226">Phase 3:<text:s/></text:span><text:span text:style-name="T227">Model Development (Intent Recognition)</text:span></text:p>
      <text:p text:style-name="P228"/>
      <text:p text:style-name="Normal"><text:span text:style-name="T229">We'll start simple with a<text:s/></text:span><text:span text:style-name="T230">Deep Neural Network (DNN)</text:span><text:span text:style-name="T231"><text:s/>and then optionally upgrade to<text:s/></text:span><text:span text:style-name="T232">LSTM or BERT</text:span><text:span text:style-name="T233">.</text:span></text:p>
      <text:p text:style-name="P234"/>
      <text:p text:style-name="P235">Let’s Interpret the Result:</text:p>
      <text:p text:style-name="Normal"><text:span text:style-name="T236">✅</text:span><text:span text:style-name="T237"><text:s/>What This Means</text:span></text:p>
      <text:list text:style-name="LFO13" text:continue-numbering="true">
        <text:list-item>
          <text:p text:style-name="P238"><text:span text:style-name="T239">Your model is correctly predicting the<text:s/></text:span><text:span text:style-name="T240">intent</text:span><text:span text:style-name="T241"><text:s/>of user queries about<text:s/></text:span><text:span text:style-name="T242">83.7% of the time</text:span><text:span text:style-name="T243"><text:s/>on<text:s/></text:span><text:span text:style-name="T244">unseen test data</text:span><text:span text:style-name="T245">.</text:span></text:p>
        </text:list-item>
        <text:list-item>
          <text:p text:style-name="P246"><text:span text:style-name="T247">With 21 intent classes, this shows it's<text:s/></text:span><text:span text:style-name="T248">learning well</text:span><text:span text:style-name="T249"><text:s/>— and not just guessing.</text:span></text:p>
        </text:list-item>
      </text:list>
      <text:h text:style-name="Heading2" text:outline-level="2">What You Can Do Next</text:h>
      <text:p text:style-name="P250">Here are some high-impact next steps. You can pick any (or all!) depending on your goals:</text:p>
      <text:p text:style-name="P251"><draw:custom-shape svg:x="0in" svg:y="0in" svg:width="45.51042in" svg:height="0.00139in" draw:z-index="0" draw:id="id5" draw:style-name="a5" draw:name="Horizontal Line 101" text:anchor-type="as-char"><svg:title/><svg:desc/><draw:enhanced-geometry draw:type="non-primitive" svg:viewBox="0 0 21600 21600" draw:enhanced-path="M 0 0 L 21600 0 21600 21600 0 21600 Z N"/></draw:custom-shape></text:p>
      <text:h text:style-name="Heading3" text:outline-level="3"><text:span text:style-name="T252">📈</text:span><text:s/>1.<text:s/><text:span text:style-name="T253">Plot Training Curves (Accuracy &amp; Loss)</text:span></text:h>
      <text:p text:style-name="P254">See how the model is learning across epochs:</text:p>
      <text:soft-page-break/>
      <text:p text:style-name="P255">2. Generate Confusion Matrix and Classification Report</text:p>
      <text:p text:style-name="P256"/>
      <text:p text:style-name="P257"/>
      <text:p text:style-name="P258">3. Try a Better Model (LSTM or BERT)</text:p>
      <text:p text:style-name="P259">If you're aiming to push accuracy higher, try:</text:p>
      <text:list text:style-name="LFO14" text:continue-numbering="true">
        <text:list-item>
          <text:p text:style-name="P260"><text:span text:style-name="T261">A simple<text:s/></text:span><text:span text:style-name="T262">LSTM-based model</text:span><text:span text:style-name="T263"><text:s/>for sequence modeling.</text:span></text:p>
        </text:list-item>
        <text:list-item>
          <text:p text:style-name="P264"><text:span text:style-name="T265">Or a<text:s/></text:span><text:span text:style-name="T266">fine-tuned BERT</text:span><text:span text:style-name="T267"><text:s/>model using Hugging Face Transformers.</text:span></text:p>
        </text:list-item>
      </text:list>
      <text:p text:style-name="P268"/>
      <text:p text:style-name="P269"/>
      <text:p text:style-name="P270"/>
      <text:p text:style-name="P271"/>
      <text:p text:style-name="P272"/>
      <text:p text:style-name="P2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hammad Adnan Javed [Student-PECS]</meta:initial-creator>
    <dc:creator>Muhammad Adnan Javed [Student-PECS]</dc:creator>
    <meta:creation-date>2025-01-31T00:42:00Z</meta:creation-date>
    <dc:date>2025-03-27T23:58:00Z</dc:date>
    <meta:template xlink:href="Normal" xlink:type="simple"/>
    <meta:editing-cycles>4</meta:editing-cycles>
    <meta:editing-duration>PT0S</meta:editing-duration>
    <meta:document-statistic meta:page-count="5" meta:paragraph-count="8" meta:word-count="666" meta:character-count="4456" meta:row-count="31" meta:non-whitespace-character-count="3798"/>
  </office:meta>
</office:document-meta>
</file>